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3049in"/>
    </style:style>
    <style:style style:name="Table1.B" style:family="table-column">
      <style:table-column-properties style:column-width="0.5639in"/>
    </style:style>
    <style:style style:name="Table1.C" style:family="table-column">
      <style:table-column-properties style:column-width="4.056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54030" officeooo:paragraph-rsid="00154030"/>
    </style:style>
    <style:style style:name="P2" style:family="paragraph" style:parent-style-name="Text_20_body">
      <style:text-properties officeooo:rsid="00154030" officeooo:paragraph-rsid="00154030"/>
    </style:style>
    <style:style style:name="P3" style:family="paragraph" style:parent-style-name="Horizontal_20_Line">
      <style:text-properties officeooo:rsid="00154030"/>
    </style:style>
    <style:style style:name="P4" style:family="paragraph" style:parent-style-name="Heading_20_2">
      <style:paragraph-properties fo:margin-left="0in" fo:margin-right="0in" fo:text-indent="0in" style:auto-text-indent="false"/>
      <style:text-properties officeooo:rsid="00154030"/>
    </style:style>
    <style:style style:name="P5" style:family="paragraph" style:parent-style-name="Heading_20_3">
      <style:paragraph-properties fo:margin-left="0in" fo:margin-right="0in" fo:text-indent="0in" style:auto-text-indent="false"/>
      <style:text-properties officeooo:rsid="00154030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officeooo:rsid="00154030" officeooo:paragraph-rsid="00154030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officeooo:rsid="00154030"/>
    </style:style>
    <style:style style:name="P8" style:family="paragraph" style:parent-style-name="Text_20_body" style:list-style-name="L1">
      <style:paragraph-properties fo:margin-left="0in" fo:margin-right="0in" fo:text-indent="0in" style:auto-text-indent="false"/>
      <style:text-properties officeooo:rsid="00154030" officeooo:paragraph-rsid="00154030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officeooo:rsid="00154030"/>
    </style:style>
    <style:style style:name="P10" style:family="paragraph" style:parent-style-name="Text_20_body" style:list-style-name="L2">
      <style:paragraph-properties fo:margin-left="0in" fo:margin-right="0in" fo:text-indent="0in" style:auto-text-indent="false"/>
      <style:text-properties officeooo:rsid="00154030"/>
    </style:style>
    <style:style style:name="P11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  <style:text-properties officeooo:rsid="00154030"/>
    </style:style>
    <style:style style:name="P12" style:family="paragraph" style:parent-style-name="Text_20_body" style:list-style-name="L3">
      <style:paragraph-properties fo:margin-left="0in" fo:margin-right="0in" fo:text-indent="0in" style:auto-text-indent="false"/>
      <style:text-properties officeooo:rsid="00154030"/>
    </style:style>
    <style:style style:name="P13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  <style:text-properties officeooo:rsid="00154030"/>
    </style:style>
    <style:style style:name="P14" style:family="paragraph" style:parent-style-name="Text_20_body" style:list-style-name="L4">
      <style:paragraph-properties fo:margin-left="0in" fo:margin-right="0in" fo:text-indent="0in" style:auto-text-indent="false"/>
      <style:text-properties officeooo:rsid="00154030"/>
    </style:style>
    <style:style style:name="P15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  <style:text-properties officeooo:rsid="00154030"/>
    </style:style>
    <style:style style:name="P16" style:family="paragraph" style:parent-style-name="Text_20_body" style:list-style-name="L5">
      <style:paragraph-properties fo:margin-left="0in" fo:margin-right="0in" fo:text-indent="0in" style:auto-text-indent="false"/>
      <style:text-properties officeooo:rsid="00154030"/>
    </style:style>
    <style:style style:name="P17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  <style:text-properties officeooo:rsid="00154030"/>
    </style:style>
    <style:style style:name="P18" style:family="paragraph" style:parent-style-name="Text_20_body" style:list-style-name="L6">
      <style:paragraph-properties fo:margin-left="0in" fo:margin-right="0in" fo:text-indent="0in" style:auto-text-indent="false"/>
      <style:text-properties officeooo:rsid="00154030"/>
    </style:style>
    <style:style style:name="P19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  <style:text-properties officeooo:rsid="00154030"/>
    </style:style>
    <style:style style:name="P20" style:family="paragraph" style:parent-style-name="Text_20_body" style:list-style-name="L7">
      <style:paragraph-properties fo:margin-left="0in" fo:margin-right="0in" fo:text-indent="0in" style:auto-text-indent="false"/>
      <style:text-properties officeooo:rsid="00154030"/>
    </style:style>
    <style:style style:name="P21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  <style:text-properties officeooo:rsid="00154030"/>
    </style:style>
    <style:style style:name="P22" style:family="paragraph" style:parent-style-name="Text_20_body" style:list-style-name="L8">
      <style:paragraph-properties fo:margin-left="0in" fo:margin-right="0in" fo:text-indent="0in" style:auto-text-indent="false"/>
      <style:text-properties officeooo:rsid="00154030"/>
    </style:style>
    <style:style style:name="P23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  <style:text-properties officeooo:rsid="00154030"/>
    </style:style>
    <style:style style:name="P24" style:family="paragraph" style:parent-style-name="Text_20_body" style:list-style-name="L9">
      <style:paragraph-properties fo:margin-left="0in" fo:margin-right="0in" fo:text-indent="0in" style:auto-text-indent="false"/>
      <style:text-properties officeooo:rsid="00154030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rsid="00154030"/>
    </style:style>
    <style:style style:name="P26" style:family="paragraph" style:parent-style-name="Table_20_Heading">
      <style:paragraph-properties fo:margin-left="0in" fo:margin-right="0in" fo:text-indent="0in" style:auto-text-indent="false"/>
    </style:style>
    <style:style style:name="P27" style:family="paragraph" style:parent-style-name="Table_20_Contents">
      <style:paragraph-properties fo:margin-left="0in" fo:margin-right="0in" fo:text-indent="0in" style:auto-text-indent="false"/>
    </style:style>
    <style:style style:name="P28" style:family="paragraph" style:parent-style-name="Text_20_body">
      <style:text-properties officeooo:rsid="00154030"/>
    </style:style>
    <style:style style:name="T1" style:family="text">
      <style:text-properties fo:color="#4daafc" loext:opacity="100%"/>
    </style:style>
    <style:style style:name="T2" style:family="text">
      <style:text-properties fo:color="#d0d0d0" loext:opacity="100%" fo:font-family="Consolas, 'Courier New', monospace" fo:background-color="#2b2b2b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0</text:p>
      <text:p text:style-name="P2">Based on the ReelForge Technical Guide v2, here is your <text:span text:style-name="Strong_20_Emphasis">Phase 0 — Pre-Build Setup</text:span> step-by-step guide:</text:p>
      <text:p text:style-name="P3"/>
      <text:h text:style-name="P4" text:outline-level="2">Phase 0: Pre-Build Setup Checklist</text:h>
      <text:h text:style-name="P5" text:outline-level="3">1. Supabase (Database + Auth)</text:h>
      <text:list text:style-name="L1">
        <text:list-item>
          <text:p text:style-name="P6">[ ] Create Supabase project at <text:a xlink:type="simple" xlink:href="https://supabase.com/" text:style-name="Internet_20_link" text:visited-style-name="Visited_20_Internet_20_Link"><text:span text:style-name="T1">supabase.com</text:span></text:a></text:p>
        </text:list-item>
        <text:list-item>
          <text:p text:style-name="P7">[ ] Note connection strings and anon key (save to secure location)</text:p>
        </text:list-item>
        <text:list-item>
          <text:p text:style-name="P8">[ ] <text:span text:style-name="Strong_20_Emphasis">Set up GitHub Actions keep-alive workflow</text:span> — pings Supabase twice/week to prevent free-tier project pause (7-day inactivity policy)</text:p>
        </text:list-item>
      </text:list>
      <text:p text:style-name="Standard">2. Cloudflare R2 (File Storage)</text:p>
      <text:list text:style-name="L2">
        <text:list-item>
          <text:p text:style-name="P9">[ ] Create R2 bucket</text:p>
        </text:list-item>
        <text:list-item>
          <text:p text:style-name="P9">[ ] Configure CORS for Vercel frontend</text:p>
        </text:list-item>
        <text:list-item>
          <text:p text:style-name="P10">[ ] Confirm signed URL expiry is set to at least 24h (so download links don’t expire between generation and partner action)</text:p>
        </text:list-item>
      </text:list>
      <text:h text:style-name="P5" text:outline-level="3">3. AWS Account (Lambda + SQS + SES)</text:h>
      <text:list text:style-name="L3">
        <text:list-item>
          <text:p text:style-name="P11">[ ] Register AWS account</text:p>
        </text:list-item>
        <text:list-item>
          <text:p text:style-name="P11">[ ] Configure Lambda execution role with SQS + R2 permissions</text:p>
        </text:list-item>
        <text:list-item>
          <text:p text:style-name="P12">[ ] Note: SES will be used for alert emails on pipeline failures</text:p>
        </text:list-item>
      </text:list>
      <text:h text:style-name="P5" text:outline-level="3">4. API Keys &amp; Accounts</text:h>
      <text:list text:style-name="L4">
        <text:list-item>
          <text:p text:style-name="P13">[ ] <text:span text:style-name="Strong_20_Emphasis">NYT Books API</text:span> — apply at <text:a xlink:type="simple" xlink:href="https://developer.nytimes.com/" text:style-name="Internet_20_link" text:visited-style-name="Visited_20_Internet_20_Link"><text:span text:style-name="T1">developer.nytimes.com</text:span></text:a> — free, takes 24–48 hours</text:p>
        </text:list-item>
        <text:list-item>
          <text:p text:style-name="P13">[ ] <text:span text:style-name="Strong_20_Emphasis">Google Cloud APIs</text:span> — enable in same project:</text:p>
          <text:list>
            <text:list-item>
              <text:p text:style-name="P13">Books API</text:p>
            </text:list-item>
            <text:list-item>
              <text:p text:style-name="P13">Cloud TTS API</text:p>
            </text:list-item>
            <text:list-item>
              <text:p text:style-name="P13">Cloud Vision API</text:p>
            </text:list-item>
            <text:list-item>
              <text:p text:style-name="P13"><text:span text:style-name="Strong_20_Emphasis">Gmail API</text:span> (for outreach drafts — see step 9)</text:p>
            </text:list-item>
          </text:list>
        </text:list-item>
        <text:list-item>
          <text:p text:style-name="P13">[ ] <text:span text:style-name="Strong_20_Emphasis">Gemini API</text:span> — create API key at <text:a xlink:type="simple" xlink:href="https://aistudio.google.com/" text:style-name="Internet_20_link" text:visited-style-name="Visited_20_Internet_20_Link"><text:span text:style-name="T1">aistudio.google.com</text:span></text:a> — free tier, 15 RPM, 1M tokens/day</text:p>
        </text:list-item>
        <text:list-item>
          <text:p text:style-name="P13">[ ] <text:span text:style-name="Strong_20_Emphasis">Hardcover.app</text:span> — create account (required for GraphQL API access)</text:p>
        </text:list-item>
        <text:list-item>
          <text:p text:style-name="P14">[ ] <text:span text:style-name="Strong_20_Emphasis">Reddit API</text:span> — create app at <text:a xlink:type="simple" xlink:href="https://www.reddit.com/prefs/apps" text:style-name="Internet_20_link" text:visited-style-name="Visited_20_Internet_20_Link"><text:span text:style-name="T1">reddit.com/prefs/apps</text:span></text:a> — for r/RomanceBooks and r/Fantasy monitoring</text:p>
        </text:list-item>
      </text:list>
      <text:h text:style-name="P5" text:outline-level="3">5. Amazon Associates (Revenue)</text:h>
      <text:list text:style-name="L5">
        <text:list-item>
          <text:p text:style-name="P15">[ ] <text:span text:style-name="Strong_20_Emphasis">Apply for Amazon Associates account</text:span> — get your associate tag</text:p>
        </text:list-item>
        <text:list-item>
          <text:p text:style-name="P16">[ ] ⚠️ <text:span text:style-name="Strong_20_Emphasis">Apply immediately</text:span> — account requires 3 qualifying sales within 180 days of application</text:p>
        </text:list-item>
      </text:list>
      <text:h text:style-name="P5" text:outline-level="3"><text:soft-page-break/>6. Vercel (Frontend Hosting)</text:h>
      <text:list text:style-name="L6">
        <text:list-item>
          <text:p text:style-name="P17">[ ] Create Vercel project</text:p>
        </text:list-item>
        <text:list-item>
          <text:p text:style-name="P18">[ ] Connect to GitHub repo (will be created in Phase 1)</text:p>
        </text:list-item>
      </text:list>
      <text:h text:style-name="P5" text:outline-level="3">7. Music Library Seed</text:h>
      <text:list text:style-name="L7">
        <text:list-item>
          <text:p text:style-name="P19">[ ] Seed <text:span text:style-name="Source_20_Text"><text:span text:style-name="T2">music_library</text:span></text:span> table with 20+ tracks from:</text:p>
          <text:list>
            <text:list-item>
              <text:p text:style-name="P19">Pixabay Music (CC0 or Pixabay commercial license)</text:p>
            </text:list-item>
            <text:list-item>
              <text:p text:style-name="P19">YouTube Audio Library (tracks marked “No attribution required”)</text:p>
            </text:list-item>
          </text:list>
        </text:list-item>
        <text:list-item>
          <text:p text:style-name="P20">[ ] ⚠️ <text:span text:style-name="Strong_20_Emphasis">Reject any CC-BY tracks</text:span> — attribution cannot be automated at scale</text:p>
        </text:list-item>
      </text:list>
      <text:h text:style-name="P5" text:outline-level="3">8. Gmail API Setup (Outreach Drafts)</text:h>
      <text:list text:style-name="L8">
        <text:list-item>
          <text:p text:style-name="P21">[ ] Enable Gmail API in your Google Cloud project</text:p>
        </text:list-item>
        <text:list-item>
          <text:p text:style-name="P21">[ ] Configure OAuth consent screen:</text:p>
          <text:list>
            <text:list-item>
              <text:p text:style-name="P21">User type: <text:span text:style-name="Strong_20_Emphasis">External</text:span></text:p>
            </text:list-item>
            <text:list-item>
              <text:p text:style-name="P21">Scope: <text:span text:style-name="Source_20_Text"><text:span text:style-name="T2">gmail.compose</text:span></text:span> only (create drafts — cannot read/send/delete)</text:p>
            </text:list-item>
          </text:list>
        </text:list-item>
        <text:list-item>
          <text:p text:style-name="P21">[ ] Add authorized domain (Vercel app domain, once known)</text:p>
        </text:list-item>
        <text:list-item>
          <text:p text:style-name="P21">[ ] Add partner’s Gmail as a test user</text:p>
        </text:list-item>
        <text:list-item>
          <text:p text:style-name="P21">[ ] Create OAuth 2.0 Client ID (Web application type)</text:p>
        </text:list-item>
        <text:list-item>
          <text:p text:style-name="P21">[ ] Store <text:span text:style-name="Source_20_Text"><text:span text:style-name="T2">GOOGLE_CLIENT_ID</text:span></text:span> and <text:span text:style-name="Source_20_Text"><text:span text:style-name="T2">GOOGLE_CLIENT_SECRET</text:span></text:span> in Vercel env vars</text:p>
        </text:list-item>
        <text:list-item>
          <text:p text:style-name="P21">[ ] Add placeholders to <text:span text:style-name="Source_20_Text"><text:span text:style-name="T2">.env.example</text:span></text:span></text:p>
        </text:list-item>
        <text:list-item>
          <text:p text:style-name="P22">[ ] ⚠️ <text:span text:style-name="Strong_20_Emphasis">Apply for Google app verification early</text:span> — review takes 1–4 weeks, blocks production use beyond test users</text:p>
        </text:list-item>
      </text:list>
      <text:h text:style-name="P5" text:outline-level="3">9. Meta Business Suite (Distribution)</text:h>
      <text:list text:style-name="L9">
        <text:list-item>
          <text:p text:style-name="P23">[ ] Confirm Meta Business account exists</text:p>
        </text:list-item>
        <text:list-item>
          <text:p text:style-name="P24">[ ] Familiarize with native scheduling workflow (no API posting used)</text:p>
        </text:list-item>
      </text:list>
      <text:p text:style-name="P3"/>
      <text:h text:style-name="P4" text:outline-level="2">Blocking Items Before Phase 1</text:h>
      <text:p text:style-name="P25">Before starting Phase 1 (Database &amp; Auth), these must be complete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6">Item</text:p>
            </table:table-cell>
            <table:table-cell table:style-name="Table1.A1" office:value-type="string">
              <text:p text:style-name="P26">Owner</text:p>
            </table:table-cell>
            <table:table-cell table:style-name="Table1.A1" office:value-type="string">
              <text:p text:style-name="P26">Notes</text:p>
            </table:table-cell>
          </table:table-row>
        </table:table-header-rows>
        <table:table-row>
          <table:table-cell table:style-name="Table1.A1" office:value-type="string">
            <text:p text:style-name="P27">Supabase project created</text:p>
          </table:table-cell>
          <table:table-cell table:style-name="Table1.A1" office:value-type="string">
            <text:p text:style-name="P27">You</text:p>
          </table:table-cell>
          <table:table-cell table:style-name="Table1.A1" office:value-type="string">
            <text:p text:style-name="P27">Connection strings documented</text:p>
          </table:table-cell>
        </table:table-row>
        <table:table-row>
          <table:table-cell table:style-name="Table1.A1" office:value-type="string">
            <text:p text:style-name="P27">Google app verification submitted</text:p>
          </table:table-cell>
          <table:table-cell table:style-name="Table1.A1" office:value-type="string">
            <text:p text:style-name="P27">You</text:p>
          </table:table-cell>
          <table:table-cell table:style-name="Table1.A1" office:value-type="string">
            <text:p text:style-name="P27">1–4 week lead time</text:p>
          </table:table-cell>
        </table:table-row>
        <table:table-row>
          <table:table-cell table:style-name="Table1.A1" office:value-type="string">
            <text:p text:style-name="P27">Amazon Associates application submitted</text:p>
          </table:table-cell>
          <table:table-cell table:style-name="Table1.A1" office:value-type="string">
            <text:p text:style-name="P27">You</text:p>
          </table:table-cell>
          <table:table-cell table:style-name="Table1.A1" office:value-type="string">
            <text:p text:style-name="P27">180-day clock starts on approval</text:p>
          </table:table-cell>
        </table:table-row>
        <table:table-row>
          <table:table-cell table:style-name="Table1.A1" office:value-type="string">
            <text:p text:style-name="P27">Partner UI framework selection</text:p>
          </table:table-cell>
          <table:table-cell table:style-name="Table1.A1" office:value-type="string">
            <text:p text:style-name="P27">Partner</text:p>
          </table:table-cell>
          <table:table-cell table:style-name="Table1.A1" office:value-type="string">
            <text:p text:style-name="Table_20_Contents">From Framework Review doc — needed for Publisher Licenses screen design</text:p>
          </table:table-cell>
        </table:table-row>
      </table:table>
      <text:p text:style-name="P3"/>
      <text:p text:style-name="P25"><text:soft-page-break/><text:span text:style-name="Strong_20_Emphasis">Estimated time:</text:span> 2–3 hours for setup tasks, plus waiting periods for API approvals (NYT: 24–48h, Google verification: 1–4 weeks, Amazon: variable).</text:p>
      <text:p text:style-name="P28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4T22:52:57.917658600</meta:creation-date>
    <dc:date>2026-03-14T22:58:05.879850200</dc:date>
    <meta:editing-duration>PT5M8S</meta:editing-duration>
    <meta:editing-cycles>1</meta:editing-cycles>
    <meta:document-statistic meta:table-count="1" meta:image-count="0" meta:object-count="0" meta:page-count="3" meta:paragraph-count="69" meta:word-count="558" meta:character-count="3143" meta:non-whitespace-character-count="2679"/>
    <meta:generator>LibreOffice/26.2.1.2$Windows_X86_64 LibreOffice_project/620$Build-2</meta:generator>
  </office:meta>
</office:document-meta>
</file>